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4cm" svg:y="5.8cm" presentation:class="title" presentation:user-transformed="true">
          <draw:text-box>
            <text:p text:style-name="P1">Игра «Сокобан»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Автор: Ештукова Софь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Введение: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Цель проекта : Создание игры «Сокобан»</text:p>
                <text:p/>
                <text:p>Задачи игры и проекта :</text:p>
              </text:list-header>
              <text:list-item>
                <text:p>Развитие логики;</text:p>
              </text:list-item>
              <text:list-item>
                <text:p>Развитие логического мышления;</text:p>
              </text:list-item>
              <text:list-item>
                <text:p>Проведение досуга или свободного времен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Реализация проекта:</text:p>
          </draw:text-box>
        </draw:frame>
        <draw:frame presentation:style-name="pr5" draw:layer="layout" svg:width="24cm" svg:height="12.18cm" svg:x="2.145cm" svg:y="5.769cm" presentation:class="outline" presentation:user-transformed="true">
          <draw:text-box>
            <text:list text:style-name="L3">
              <text:list-header>
                <text:p/>
                <text:p>Структура проекта:</text:p>
              </text:list-header>
              <text:list-item>
                <text:p><text:s/>классы (создание и перемещение </text:p>
                <text:p><text:s text:c="16"/>спрайтов и тд)</text:p>
              </text:list-item>
              <text:list-item>
                <text:p>Функции ( реализация игры 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Реализация проекта: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3">Использованные технологии:</text:p>
              </text:list-header>
              <text:list-item>
                <text:p text:style-name="P3">PyGame</text:p>
              </text:list-item>
              <text:list-item>
                <text:p text:style-name="P3">Базы данных</text:p>
              </text:list-item>
              <text:list-item>
                <text:p text:style-name="P3">Классы</text:p>
              </text:list-item>
              <text:list-item>
                <text:p>Функции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Заключение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Цель работы — создание игры — достигнута.</text:p>
                <text:p/>
                <text:p>Возможности для доработки и развития:</text:p>
              </text:list-header>
              <text:list-item>
                <text:p>Увеличить количество уровней;</text:p>
              </text:list-item>
              <text:list-item>
                <text:p>Добавить выбор уровня сложности;</text:p>
              </text:list-item>
              <text:list-item>
                <text:p>Добавить звуковое сопровождение при перемещении героя и блоков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3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3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1T18:06:49.814000000</meta:creation-date>
    <meta:editing-duration>PT1H41M33S</meta:editing-duration>
    <meta:editing-cycles>3</meta:editing-cycles>
    <meta:generator>Neat_Office/6.2.8.2$Windows_x86 LibreOffice_project/</meta:generator>
    <dc:title>Impress</dc:title>
    <dc:date>2020-01-24T20:51:48.513000000</dc:date>
    <meta:document-statistic meta:object-count="54"/>
  </office:meta>
</office:document-meta>
</file>